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100000373F0204DFA71562F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3.201cm" draw:z-index="0"><draw:image xlink:href="Pictures/100000010000047100000373F0204DFA71562F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8:35:32.970186341</meta:creation-date>
    <meta:print-date>2022-09-05T18:39:12.068461698</meta:print-date>
    <dc:date>2022-09-05T18:43:16.113776494</dc:date>
    <meta:editing-duration>PT7M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